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T1" style:family="text">
      <style:text-properties fo:color="#dc2300"/>
    </style:style>
    <style:style style:name="T2" style:family="text">
      <style:text-properties fo:color="#0047ff"/>
    </style:style>
    <style:style style:name="T3" style:family="text">
      <style:text-properties fo:color="#0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6"/><text:span text:style-name="T1">&lt;&gt;</text:span> <text:s text:c="5"/><text:span text:style-name="T1">&lt;&gt;</text:span></text:p>
      <text:p text:style-name="P1"><text:s text:c="10"/><text:span text:style-name="T2">&lt;&gt;</text:span></text:p>
      <text:p text:style-name="P1"><text:s text:c="2"/></text:p>
      <text:p text:style-name="P1"><text:s text:c="4"/><text:span text:style-name="T2">&lt;&gt;</text:span> <text:s/><text:span text:style-name="T3">&lt;&gt;</text:span> <text:s/><text:span text:style-name="T3">&lt;&gt;</text:span> <text:s/><text:span text:style-name="T2">&lt;&gt;</text:span></text:p>
      <text:p text:style-name="P1"><text:span text:style-name="T1">&lt;&gt;</text:span> <text:s text:c="17"/><text:span text:style-name="T1">&lt;&gt;</text:span></text:p>
      <text:p text:style-name="P1"><text:s text:c="4"/><text:span text:style-name="T2">&lt;&gt;</text:span> <text:s/><text:span text:style-name="T3">&lt;&gt;</text:span> <text:s/><text:span text:style-name="T3">&lt;&gt;</text:span> <text:s/><text:span text:style-name="T2">&lt;&gt;</text:span></text:p>
      <text:p text:style-name="P1"><text:s text:c="2"/></text:p>
      <text:p text:style-name="P1"><text:s text:c="10"/><text:span text:style-name="T2">&lt;&gt;</text:span></text:p>
      <text:p text:style-name="P1"><text:s text:c="6"/><text:span text:style-name="T1">&lt;&gt;</text:span> <text:s text:c="5"/><text:span text:style-name="T1">&lt;&gt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Boyd</meta:initial-creator>
    <meta:creation-date>2012-07-08T18:05:43</meta:creation-date>
    <meta:document-statistic meta:table-count="0" meta:image-count="0" meta:object-count="0" meta:page-count="1" meta:paragraph-count="9" meta:word-count="16" meta:character-count="118"/>
    <dc:date>2012-07-08T18:18:44</dc:date>
    <dc:creator>Alexander Boyd</dc:creator>
    <meta:editing-duration>PT13M3S</meta:editing-duration>
    <meta:editing-cycles>1</meta:editing-cycles>
    <meta:generator>OpenOffice.org/3.3$Unix OpenOffice.org_project/330m20$Build-9567</meta:generator>
  </office:meta>
</office:document-meta>
</file>